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b5ea" officeooo:paragraph-rsid="0002b5ea"/>
    </style:style>
    <style:style style:name="P2" style:family="paragraph" style:parent-style-name="Text_20_body">
      <style:text-properties officeooo:rsid="0002b5ea" officeooo:paragraph-rsid="00064e4a"/>
    </style:style>
    <style:style style:name="P3" style:family="paragraph" style:parent-style-name="Text_20_body">
      <style:text-properties officeooo:rsid="0003104a" officeooo:paragraph-rsid="0003104a"/>
    </style:style>
    <style:style style:name="P4" style:family="paragraph" style:parent-style-name="Text_20_body">
      <style:text-properties officeooo:rsid="0003104a" officeooo:paragraph-rsid="00048bf1"/>
    </style:style>
    <style:style style:name="P5" style:family="paragraph" style:parent-style-name="Text_20_body">
      <style:text-properties officeooo:rsid="00064e4a" officeooo:paragraph-rsid="00064e4a"/>
    </style:style>
    <style:style style:name="P6" style:family="paragraph" style:parent-style-name="Text_20_body">
      <style:text-properties officeooo:rsid="0007a553" officeooo:paragraph-rsid="0007a553"/>
    </style:style>
    <style:style style:name="P7" style:family="paragraph" style:parent-style-name="Text_20_body">
      <style:text-properties officeooo:rsid="00087360" officeooo:paragraph-rsid="00087360"/>
    </style:style>
    <style:style style:name="P8" style:family="paragraph" style:parent-style-name="Text_20_body">
      <style:text-properties officeooo:paragraph-rsid="00087360"/>
    </style:style>
    <style:style style:name="T1" style:family="text">
      <style:text-properties officeooo:rsid="0003104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873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Python e a Invasão dos Objetos Inteligentes</text:p>
      <text:p text:style-name="Title">Classes e acesso a atributos</text:p>
      <text:p text:style-name="Title">Acesso “normal” a atributos</text:p>
      <text:p text:style-name="Title">Personalizando acesso a atributos – properties</text:p>
      <text:p text:style-name="Title">O Caminho do acesso a atributos: instance, class, mro</text:p>
      <text:p text:style-name="Title">Acesso a atributos anônimos - “__getattr__”</text:p>
      <text:h text:style-name="Heading_20_1" text:outline-level="1">(Shell R.I.P.)</text:h>
      <text:p text:style-name="Title">Descriptors – a mágica por trás dos properties</text:p>
      <text:p text:style-name="P4">Qualquer objeto que tenha pelo menos o método <text:s/>“__get__” pode ser um descriptor.</text:p>
      <text:p text:style-name="P3">object.__get__(self, instance, owner)</text:p>
      <text:p text:style-name="P3">object.__set__(self, instance, value)</text:p>
      <text:p text:style-name="P3">object.__delete__(self, instance)</text:p>
      <text:p text:style-name="Title"><text:span text:style-name="T1">c</text:span>lass MagicPerson</text:p>
      <text:p text:style-name="Text_20_body"/>
      <text:p text:style-name="Title">Dunder Methods Magic</text:p>
      <text:p text:style-name="P5">Resumidamente – vários nomes reservados de métodos, sempre começando e terminando com dois underscores são definidos, e chamados automaticamente pelo Python <text:span text:style-name="T2">sempre</text:span><text:span text:style-name="T3"> que uma operação for feita com aquele objeto. Mesmo que essa operação seja obter a representação como string do objeto. </text:span></text:p>
      <text:p text:style-name="P5"><text:span text:style-name="T3"/></text:p>
      <text:p text:style-name="P5"><text:span text:style-name="T3">Em outras palavras: sem nenhum método dunder, um objeto “não fala” com o mundo. </text:span></text:p>
      <text:p text:style-name="P5"><text:span text:style-name="T3"/></text:p>
      <text:p text:style-name="Title"><text:span text:style-name="T3">class ExactDivision(float)</text:span></text:p>
      <text:p text:style-name="Text_20_body"><text:span text:style-name="T3"/></text:p>
      <text:p text:style-name="Title"><text:soft-page-break/><text:span text:style-name="T3">Reactive Programing</text:span></text:p>
      <text:p text:style-name="P6"><text:span text:style-name="T3">Em alguns nichos é o “hype”. Resumidamente é o que fazemos quando usamos uma planilha:</text:span></text:p>
      <text:p text:style-name="P6"><text:span text:style-name="T3">Cadastra-se uma cadeia de dependencia de valores – e, quando um valor da cadeia é alterado, os</text:span></text:p>
      <text:p text:style-name="P6"><text:span text:style-name="T3">valores dependentes são atualizados automaticamente.</text:span></text:p>
      <text:p text:style-name="P6"><text:span text:style-name="T3"/></text:p>
      <text:p text:style-name="P6"><text:span text:style-name="T3">Com os acessos a atributos de Python, é só uma questão de escrever uma classe e métodos que funcionem assim, e você pode fazer um projeto “reactive” do tamanho que quiser, como se não houvesse outra forma de programar</text:span></text:p>
      <text:p text:style-name="P6"><text:span text:style-name="T3"/></text:p>
      <text:p text:style-name="Title"><text:span text:style-name="T3">class Reactor</text:span></text:p>
      <text:p text:style-name="P5"><text:span text:style-name="T3"/></text:p>
      <text:p text:style-name="P5"><text:span text:style-name="T3"/></text:p>
      <text:p text:style-name="P7"><text:span text:style-name="T3">João S. O. Bueno</text:span></text:p>
      <text:p text:style-name="P8">jsbueno@<text:span text:style-name="T4">python.org.br</text:span></text:p>
      <text:p text:style-name="P7"><text:span text:style-name="T3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6in" fo:margin-right="0in" fo:margin-top="0.1665in" fo:margin-bottom="0.0835in" loext:contextual-spacing="false" fo:text-indent="-0.3in" style:auto-text-indent="false">
        <style:tab-stops/>
      </style:paragraph-properties>
      <style:text-properties fo:font-size="9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22:55:00.878839951</meta:creation-date>
    <dc:date>2015-06-18T01:48:17.769931557</dc:date>
    <meta:editing-duration>PT2H23M14S</meta:editing-duration>
    <meta:editing-cycles>5</meta:editing-cycles>
    <meta:generator>LibreOffice/4.4.3.2$Linux_X86_64 LibreOffice_project/88805f81e9fe61362df02b9941de8e38a9b5fd16</meta:generator>
    <meta:document-statistic meta:table-count="0" meta:image-count="0" meta:object-count="0" meta:page-count="2" meta:paragraph-count="25" meta:word-count="212" meta:character-count="1432" meta:non-whitespace-character-count="1238"/>
  </office:meta>
</office:document-meta>
</file>